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color="#000000" style:font-name="LucidaGrande" fo:font-size="9pt" style:font-name-asian="LucidaGrande" style:font-size-asian="9pt" style:font-name-complex="LucidaGrande" style:font-size-complex="9pt"/>
    </style:style>
    <style:style style:name="T2" style:family="text">
      <style:text-properties fo:color="#000000" style:font-name="LucidaGrande" fo:font-size="13pt" style:font-name-asian="LucidaGrande" style:font-size-asian="13pt" style:font-name-complex="LucidaGrande" style:font-size-complex="13pt"/>
    </style:style>
    <style:style style:name="T3" style:family="text">
      <style:text-properties fo:color="#000000" style:font-name="LucidaGrande" fo:font-size="10pt" style:font-name-asian="LucidaGrande" style:font-size-asian="10pt" style:font-name-complex="LucidaGrande" style:font-size-complex="10pt"/>
    </style:style>
    <style:style style:name="T4" style:family="text">
      <style:text-properties fo:color="#000000" style:font-name="LucidaGrande" style:font-name-asian="LucidaGrande" style:font-name-complex="LucidaGran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sharam txt</text:p>
      <text:p text:style-name="P1">Font style : <text:span text:style-name="T1">Helvetica Neue</text:span></text:p>
      <text:p text:style-name="P1">Font color : #ffffff <text:s text:c="2"/>R G <text:s/>B (255 , 255 , 255)<text:span text:style-name="T2"> </text:span></text:p>
      <text:p text:style-name="P1">Font size: 16 regular</text:p>
      <text:p text:style-name="Standard"/>
      <text:p text:style-name="Standard"/>
      <text:p text:style-name="Standard">date </text:p>
      <text:p text:style-name="P1">Font style : <text:span text:style-name="T1">Helvetica Neue</text:span></text:p>
      <text:p text:style-name="P1">Font color : #<text:span text:style-name="T4">001644</text:span> <text:s/>R G <text:s/>B (0 , 22 , 68)<text:span text:style-name="T2"> </text:span></text:p>
      <text:p text:style-name="P1">Font size: 18 Regular</text:p>
      <text:p text:style-name="P1"/>
      <text:p text:style-name="P1"/>
      <text:p text:style-name="Standard">normal txt</text:p>
      <text:p text:style-name="P1">Font style : <text:span text:style-name="T1">Helvetica Neue</text:span></text:p>
      <text:p text:style-name="P1">Font color : #<text:span text:style-name="T4">564a50</text:span> <text:s text:c="2"/>R G <text:s/>B (86 , 74 , 80)<text:span text:style-name="T2"> </text:span></text:p>
      <text:p text:style-name="P1">Font size: 12 mid</text:p>
      <text:p text:style-name="Standard"/>
      <text:p text:style-name="Standard">Share</text:p>
      <text:p text:style-name="P1">Font style : <text:span text:style-name="T1">Helvetica Neue</text:span></text:p>
      <text:p text:style-name="P1">Font color : #<text:span text:style-name="T4">001644</text:span> <text:s text:c="2"/>R G <text:s/>B (0 , 22 , 68)<text:span text:style-name="T2"> </text:span></text:p>
      <text:p text:style-name="P1"><text:span text:style-name="T1">Font size: 16 regular</text:span></text:p>
      <text:p text:style-name="P1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3T13:29:26</meta:creation-date>
    <dc:date>2013-08-03T17:03:47</dc:date>
    <meta:editing-duration>PT3H34M24S</meta:editing-duration>
    <meta:editing-cycles>9</meta:editing-cycles>
    <meta:generator>OOo-dev/3.4$Unix OpenOffice.org_project/340m0$Build-9583</meta:generator>
    <meta:document-statistic meta:table-count="0" meta:image-count="0" meta:object-count="0" meta:page-count="1" meta:paragraph-count="16" meta:word-count="90" meta:character-count="400"/>
  </office:meta>
</office:document-meta>
</file>